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dab77" officeooo:paragraph-rsid="000dab77" style:font-size-asian="10pt" style:font-size-complex="10pt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officeooo:rsid="000dab77" officeooo:paragraph-rsid="000dab77" style:font-size-asian="12pt" style:font-style-asian="italic" style:font-size-complex="12pt" style:font-style-complex="italic"/>
    </style:style>
    <style:style style:name="P4" style:family="paragraph" style:parent-style-name="Title_20_and_20_Content_7e_LT_7e_Gliederung_20_1">
      <style:text-properties fo:font-size="10pt" style:font-size-asian="10pt" style:font-size-complex="10pt"/>
    </style:style>
    <style:style style:name="P5" style:family="paragraph" style:parent-style-name="Title_20_and_20_Content_7e_LT_7e_Gliederung_20_1"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Title_20_and_20_Content_7e_LT_7e_Gliederung_20_1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itle_20_and_20_Content_7e_LT_7e_Gliederung_20_1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8" style:family="paragraph" style:parent-style-name="Title_20_and_20_Content_7e_LT_7e_Gliederung_20_1">
      <style:paragraph-properties fo:margin-left="0cm" fo:margin-right="0cm" fo:margin-top="0.226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Title_20_and_20_Content_7e_LT_7e_Gliederung_20_1">
      <style:paragraph-properties fo:margin-left="0cm" fo:margin-right="0cm" fo:margin-top="0.226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0" style:family="paragraph" style:parent-style-name="Title_20_and_20_Content_7e_LT_7e_Gliederung_20_1" style:list-style-name="L1">
      <style:paragraph-properties fo:margin-top="0.226cm" fo:margin-bottom="0cm" loext:contextual-spacing="false" style:line-height-at-least="0.353cm" fo:text-align="start" style:justify-single-word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Title_20_and_20_Content_7e_LT_7e_Gliederung_20_1" style:list-style-name="L5">
      <style:paragraph-properties fo:margin-top="0.226cm" fo:margin-bottom="0cm" loext:contextual-spacing="false" style:line-height-at-least="0.353cm" fo:text-align="start" style:justify-single-word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Title_20_and_20_Content_7e_LT_7e_Gliederung_20_1" style:list-style-name="L6">
      <style:paragraph-properties fo:margin-top="0.226cm" fo:margin-bottom="0cm" loext:contextual-spacing="false" style:line-height-at-least="0.353cm" fo:text-align="start" style:justify-single-word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Title_20_and_20_Content_7e_LT_7e_Gliederung_20_1" style:list-style-name="L2">
      <style:paragraph-properties fo:margin-top="0.226cm" fo:margin-bottom="0cm" loext:contextual-spacing="false" style:line-height-at-least="0.353cm" fo:text-align="start" style:justify-single-word="false"/>
      <style:text-properties fo:font-size="10pt" style:font-size-asian="10pt" style:font-size-complex="10pt"/>
    </style:style>
    <style:style style:name="P14" style:family="paragraph" style:parent-style-name="Title_20_and_20_Content_7e_LT_7e_Titel">
      <style:text-properties fo:font-size="10pt" style:font-size-asian="10pt" style:font-size-complex="10pt"/>
    </style:style>
    <style:style style:name="P15" style:family="paragraph" style:parent-style-name="Title_20_and_20_Content_7e_LT_7e_Titel">
      <style:paragraph-properties fo:margin-top="0cm" fo:margin-bottom="0cm" loext:contextual-spacing="false" style:line-height-at-least="0.353cm" fo:text-align="center" style:justify-single-word="false"/>
    </style:style>
    <style:style style:name="T1" style:family="text">
      <style:text-properties fo:color="#000000" style:text-outline="false" style:text-line-through-style="none" style:text-line-through-type="none" style:font-name="Calibri" fo:font-size="44pt" fo:letter-spacing="normal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officeooo:rsid="000dab77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letter-spacing="normal" fo:font-style="normal" fo:text-shadow="none" fo:font-weight="normal" style:letter-kerning="true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letter-spacing="normal" fo:font-style="normal" fo:text-shadow="none" style:letter-kerning="tru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letter-spacing="normal" fo:text-shadow="none" style:text-underline-style="none" fo:font-weight="normal" style:letter-kerning="true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letter-spacing="normal" fo:text-shadow="none" style:letter-kerning="true" style:text-emphasize="none"/>
    </style:style>
    <style:style style:name="T9" style:family="text">
      <style:text-properties fo:color="#000000" style:text-outline="false" style:text-line-through-style="none" style:text-line-through-type="none" style:font-name="Calibri" fo:letter-spacing="normal" fo:text-shadow="none" fo:font-weight="normal" style:letter-kerning="true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FreeSans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FreeSans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FreeSans" fo:letter-spacing="normal" fo:font-style="normal" fo:text-shadow="none" style:text-underline-style="none" fo:font-weight="normal" officeooo:rsid="000dab77" style:letter-kerning="true" style:font-style-asian="normal" style:font-weight-asian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Задача К</text:span></text:p>
      <text:p text:style-name="P9"><text:span text:style-name="T7">Необходимо реализовать простую электронную таблицу в виде программы, выполняющейся из командной строки. Она должна уметь обрабатывать ячейки таблицы как и более продвинутые аналоги, только с упрощенным синтаксисом выражений. Каждая ячейка может содержать: </text:span></text:p>
      <text:list xml:id="list6564843385844111082" text:style-name="L1">
        <text:list-item>
          <text:p text:style-name="P10"><text:span text:style-name="T3">Ничего </text:span></text:p>
        </text:list-item>
        <text:list-item>
          <text:p text:style-name="P10"><text:span text:style-name="T3">Неотрицательное целое число </text:span></text:p>
        </text:list-item>
        <text:list-item>
          <text:p text:style-name="P10"><text:span text:style-name="T3">Текстовые строки, которые начинаются с символа ' </text:span></text:p>
        </text:list-item>
        <text:list-item>
          <text:p text:style-name="P10"><text:span text:style-name="T3">Строки-выражения, которые начинаются с символа '=' и могут содержать неотрицательные целые числа, ссылки на ячейки и простые арифметические выражения. </text:span></text:p>
        </text:list-item>
        <text:list-item>
          <text:p text:style-name="P10"><text:span text:style-name="T3">Скобки запрещены, у всех операций одинаковый приоритет. </text:span></text:p>
        </text:list-item>
        <text:list-item>
          <text:p text:style-name="P10"><text:span text:style-name="T3">Ссылки на ячейки состоят из одной латинской буквы и следующей за ней цифры.</text:span></text:p>
        </text:list-item>
      </text:list>
      <text:p text:style-name="P1"/>
      <text:p text:style-name="P5"><text:span text:style-name="T7">Эти ограничения введены для упрощения разбора выражений, поскольку разбор выражений не является основной частью проблемы. Вы можете спокойно положиться на эти ограничения. Вот грамматика содержимого ячейки: </text:span></text:p>
      <text:list xml:id="list4593852826772938243" text:style-name="L2">
        <text:list-item>
          <text:p text:style-name="P13"><text:span text:style-name="T3">expression ::= '=' term {operation term}* </text:span></text:p>
        </text:list-item>
        <text:list-item>
          <text:p text:style-name="P13"><text:span text:style-name="T3">term ::= cell_reference | nonnegative_number </text:span></text:p>
        </text:list-item>
        <text:list-item>
          <text:p text:style-name="P13"><text:span text:style-name="T3">cell_reference ::= [A-Za-z][0-9] --</text:span></text:p>
        </text:list-item>
        <text:list-item>
          <text:p text:style-name="P13"><text:span text:style-name="T3">operation ::= '+' | '-' | '*' | '/' text ::= '\'' {printable_character} </text:span></text:p>
        </text:list-item>
      </text:list>
      <text:p text:style-name="P1"/>
      <text:p text:style-name="P6"><text:span text:style-name="T8">Процесс обработки: </text:span></text:p>
      <text:list xml:id="list1179914152927933230" text:style-name="L5">
        <text:list-item>
          <text:p text:style-name="P11"><text:span text:style-name="T3">Все выражения должны быть заменены на вычисленный результат. </text:span></text:p>
        </text:list-item>
        <text:list-item>
          <text:p text:style-name="P11"><text:span text:style-name="T3">Все вычисления выполняются с помощью целочисленной арифметики со знаком. </text:span></text:p>
        </text:list-item>
        <text:list-item>
          <text:p text:style-name="P11"><text:span text:style-name="T3">Ячейки с текстом должны быть вычислены как соответствующий текст без префикса '. </text:span></text:p>
        </text:list-item>
        <text:list-item>
          <text:p text:style-name="P11"><text:span text:style-name="T3">Операции над строками текста запрещены. </text:span></text:p>
        </text:list-item>
        <text:list-item>
          <text:p text:style-name="P11"><text:span text:style-name="T3">В случае любой ошибки вычисления формулы, вычисляемая ячейка должна содержать слово-сообщение об ошибке, начинающееся с символа '#'. Используйте короткие, ясные сообщения. Не надо предоставлять подробности об ошибках в выводе. </text:span></text:p>
        </text:list-item>
        <text:list-item>
          <text:p text:style-name="P11"><text:span text:style-name="T3">Программа должна использовать только стандартные библиотеки и классы и не должна вызывать сторонние программы, библиотеки или системные компоненты. </text:span></text:p>
        </text:list-item>
      </text:list>
      <text:p text:style-name="P1"/>
      <text:p text:style-name="P3">Ввод/вывод</text:p>
      <text:p text:style-name="P2"/>
      <text:p text:style-name="P4"><text:span text:style-name="T3">Программа получает описание таблицы с формулами из стандартного ввода, вычисляет ее и печатает полученный результат в стандартный вывод. Входные данные представлены таблицей, элементы строк которой разделены табуляциями. Первая строка содержит пару чисел, разделенных табуляцией - высоту и ширину таблицы, соответственно. Затем идут строки с ячейками таблицы, в грамматике, приведенной выше.</text:span></text:p>
      <text:p text:style-name="P4"><text:span text:style-name="T3">Выход должен содержать только ожидаемую информацию, включая сообщения об ошибках, и никакой другой информации в выводе не должно быть, включая и welcome text. Выход должен быть отформатирован в соответствии с приведенным ниже примером.</text:span></text:p>
      <text:p text:style-name="P4"><text:soft-page-break/></text:p>
      <text:p text:style-name="P7"><text:span text:style-name="T9">Пример данных: </text:span></text:p>
      <text:p text:style-name="P8"><text:span text:style-name="T3">3 </text:span><text:span text:style-name="T11"><text:tab/><text:tab/><text:tab/></text:span><text:span text:style-name="T3">4 </text:span></text:p>
      <text:p text:style-name="P8"><text:span text:style-name="T3"><text:s text:c="3"/></text:span><text:span text:style-name="T11"><text:tab/><text:tab/><text:tab/></text:span><text:span text:style-name="T3">=C2 </text:span><text:span text:style-name="T11"><text:tab/><text:tab/></text:span><text:span text:style-name="T3">3 </text:span><text:span text:style-name="T11"><text:tab/><text:tab/></text:span><text:span text:style-name="T3">'Sample </text:span></text:p>
      <text:p text:style-name="P8"><text:span text:style-name="T3">=A1+B1*C1/5 </text:span><text:span text:style-name="T11"><text:tab/></text:span><text:span text:style-name="T3">=A2*B1 </text:span><text:span text:style-name="T11"><text:tab/></text:span><text:span text:style-name="T3">=B3-C3 <text:s/></text:span><text:span text:style-name="T11"><text:tab/></text:span><text:span text:style-name="T3">'Spread </text:span></text:p>
      <text:p text:style-name="P8"><text:span text:style-name="T3">'Test </text:span><text:span text:style-name="T11"><text:tab/><text:tab/><text:tab/></text:span><text:span text:style-name="T3">=4-3 </text:span><text:span text:style-name="T11"><text:tab/><text:tab/></text:span><text:span text:style-name="T3">5 </text:span><text:span text:style-name="T11"><text:tab/><text:tab/></text:span><text:span text:style-name="T3">'Sheet Ожидаемый вывод: </text:span></text:p>
      <text:p text:style-name="P8"><text:span text:style-name="T3">12 </text:span><text:span text:style-name="T11"><text:tab/></text:span><text:span text:style-name="T3">-4 </text:span><text:span text:style-name="T11"><text:tab/></text:span><text:span text:style-name="T3">3 </text:span><text:span text:style-name="T11"><text:tab/></text:span><text:span text:style-name="T3">Sample </text:span></text:p>
      <text:p text:style-name="P8"><text:span text:style-name="T3">4</text:span><text:span text:style-name="T11"><text:tab/></text:span><text:span text:style-name="T3">-16 </text:span><text:span text:style-name="T11"><text:tab/></text:span><text:span text:style-name="T3">-4 </text:span><text:span text:style-name="T11"><text:tab/></text:span><text:span text:style-name="T3">Spread </text:span></text:p>
      <text:p text:style-name="P8"><text:span text:style-name="T3">Test </text:span><text:span text:style-name="T11"><text:tab/></text:span><text:span text:style-name="T3">1 </text:span><text:span text:style-name="T11"><text:tab/></text:span><text:span text:style-name="T3">5 </text:span><text:span text:style-name="T11"><text:tab/></text:span><text:span text:style-name="T3">Sheet</text:span></text:p>
      <text:p text:style-name="P1"/>
      <text:p text:style-name="P1"/>
      <text:p text:style-name="P1"/>
      <text:p text:style-name="P14"><text:span text:style-name="T3">Указания по решению</text:span></text:p>
      <text:p text:style-name="P4"><text:span text:style-name="T3">Необходимо промышленное качество кода. Более короткое и читаемое решение предпочтительней. Решение должно содержать тестовые примеры и код, использованные в процессе создания решения. Не забудьте откомментировать код в ключевых местах. Код должен быть устойчив к ошибкам.</text:span></text:p>
      <text:p text:style-name="P4"><text:span text:style-name="T3">Представьте, что это требования к первой фазе проекта. Необходимо реализовать только то, что нужно на этой фазе. Однако, известно, что планируется вторая фаза, в которой требования будут расширены следующими: </text:span></text:p>
      <text:list xml:id="list8916784506830500917" text:style-name="L6">
        <text:list-item>
          <text:p text:style-name="P12"><text:span text:style-name="T3">Расширить формулы операциями над строками, </text:span></text:p>
        </text:list-item>
        <text:list-item>
          <text:p text:style-name="P12"><text:span text:style-name="T3">Оптимизировать производительность для громадных таблиц.</text:span></text:p>
        </text:list-item>
      </text:list>
      <text:p text:style-name="P8"><text:span text:style-name="T3">Вам необходимо будет указать, какие изменения необходимо сделать для реализации второй фазы проекта.</text:span></text:p>
      <text:p text:style-name="P1"/>
      <text:p text:style-name="P1"/>
      <text:p text:style-name="P4"><text:span text:style-name="T3">Для полноценного проектирования решения этой задачи в иерархию классов C++ необходимо вывести кое-какие условия, о которых умолчано в задании, затем тщательно проанализировать все условия вместе и принять пять ключевых решений по выбору того или иного пути реализации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20:10:06.681586897</meta:creation-date>
    <dc:date>2015-11-26T20:17:59.771651572</dc:date>
    <meta:editing-duration>PT7M53S</meta:editing-duration>
    <meta:editing-cycles>1</meta:editing-cycles>
    <meta:document-statistic meta:table-count="0" meta:image-count="0" meta:object-count="0" meta:page-count="2" meta:paragraph-count="38" meta:word-count="479" meta:character-count="3480" meta:non-whitespace-character-count="2999"/>
    <meta:generator>LibreOffice/4.3.3.2$Linux_X86_64 LibreOffice_project/430m0$Build-2</meta:generator>
  </office:meta>
</office:document-meta>
</file>